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5e7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5e7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5e7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5e7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5e7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5e7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5e7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5e7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5e7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5e7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5e7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5e7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5e7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5e7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5e7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5e7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5e7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shley Estefanìa  Caraballo Marc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5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7055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dreina Isabel Caraballo No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8753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4.6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6" meta:non-whitespace-character-count="1017"/>
    <meta:template xlink:type="simple" xlink:actuate="onRequest" xlink:title="Normal" xlink:href=""/>
  </office:meta>
</office:document-meta>
</file>